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85a51" officeooo:paragraph-rsid="004535b6"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3ca2f6" officeooo:paragraph-rsid="003f8c52" style:font-size-asian="11.3500003814697pt" style:font-weight-asian="normal" style:font-size-complex="13pt" style:font-weight-complex="normal"/>
    </style:style>
    <style:style style:name="P19" style:family="paragraph" style:parent-style-name="Standard">
      <style:paragraph-properties fo:text-align="center"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4654e2" officeooo:paragraph-rsid="004654e2"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1f8a95" officeooo:paragraph-rsid="0048ad7e"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30"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31"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32"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33" style:family="paragraph" style:parent-style-name="Standard">
      <style:paragraph-properties fo:text-align="justify" style:justify-single-word="false"/>
      <style:text-properties fo:font-size="13pt" fo:font-weight="bold" officeooo:rsid="004654e2" officeooo:paragraph-rsid="004654e2" style:font-size-asian="11.3500003814697pt" style:font-weight-asian="bold" style:font-size-complex="13pt" style:font-weight-complex="bold"/>
    </style:style>
    <style:style style:name="P34"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35"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1pt" fo:font-weight="bold" officeooo:rsid="002bbc46" officeooo:paragraph-rsid="002bbc46"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fo:font-weight="bold" officeooo:rsid="002bbc46" officeooo:paragraph-rsid="003609bf" style:font-size-asian="11pt" style:font-weight-asian="bold" style:font-size-complex="11pt" style:font-weight-complex="bold"/>
    </style:style>
    <style:style style:name="P38" style:family="paragraph" style:parent-style-name="Standard">
      <style:paragraph-properties fo:text-align="justify" style:justify-single-word="false"/>
      <style:text-properties fo:font-size="11pt" fo:font-weight="normal" officeooo:rsid="003fa3bd" officeooo:paragraph-rsid="003fa3bd"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font-size="11pt" fo:font-weight="normal" officeooo:rsid="004535b6" officeooo:paragraph-rsid="004535b6" style:font-size-asian="9.60000038146973pt" style:font-weight-asian="normal" style:font-size-complex="11pt" style:font-weight-complex="normal"/>
    </style:style>
    <style:style style:name="P40"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41"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42" style:family="paragraph" style:parent-style-name="Table_20_Contents">
      <style:paragraph-properties fo:text-align="justify" style:justify-single-word="false"/>
      <style:text-properties fo:font-size="13pt" officeooo:rsid="002bbc46" officeooo:paragraph-rsid="003fa3bd" style:font-size-asian="11.3500003814697pt" style:font-size-complex="13pt"/>
    </style:style>
    <style:style style:name="P43" style:family="paragraph" style:parent-style-name="Table_20_Contents">
      <style:paragraph-properties fo:text-align="justify" style:justify-single-word="false"/>
      <style:text-properties fo:font-size="13pt" officeooo:rsid="002bbc46" officeooo:paragraph-rsid="004535b6" style:font-size-asian="11.3500003814697pt" style:font-size-complex="13pt"/>
    </style:style>
    <style:style style:name="P44"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45"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46"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47"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48"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49" style:family="paragraph" style:parent-style-name="Table_20_Contents">
      <style:paragraph-properties fo:text-align="justify" style:justify-single-word="false"/>
      <style:text-properties fo:font-size="13pt" officeooo:rsid="0040432f" officeooo:paragraph-rsid="0040432f" style:font-size-asian="11.3500003814697pt" style:font-size-complex="13pt"/>
    </style:style>
    <style:style style:name="P50" style:family="paragraph" style:parent-style-name="Table_20_Contents">
      <style:paragraph-properties fo:text-align="justify" style:justify-single-word="false"/>
      <style:text-properties fo:font-size="13pt" officeooo:rsid="004535b6" officeooo:paragraph-rsid="004535b6" style:font-size-asian="11.3500003814697pt" style:font-size-complex="13pt"/>
    </style:style>
    <style:style style:name="P51"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52"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53"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54"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55" style:family="paragraph" style:parent-style-name="Table_20_Contents">
      <style:paragraph-properties fo:text-align="justify" style:justify-single-word="false"/>
      <style:text-properties fo:font-size="13pt" fo:font-weight="bold" officeooo:rsid="0040432f" officeooo:paragraph-rsid="0040432f" style:font-size-asian="11.3500003814697pt" style:font-weight-asian="bold" style:font-size-complex="13pt" style:font-weight-complex="bold"/>
    </style:style>
    <style:style style:name="P56" style:family="paragraph" style:parent-style-name="Table_20_Contents">
      <style:paragraph-properties fo:text-align="justify" style:justify-single-word="false"/>
      <style:text-properties fo:font-size="13pt" fo:font-weight="bold" officeooo:rsid="004535b6" officeooo:paragraph-rsid="004535b6" style:font-size-asian="11.3500003814697pt" style:font-weight-asian="bold" style:font-size-complex="13pt" style:font-weight-complex="bold"/>
    </style:style>
    <style:style style:name="P57"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58" style:family="paragraph" style:parent-style-name="Table_20_Contents">
      <style:paragraph-properties fo:text-align="justify" style:justify-single-word="false"/>
      <style:text-properties fo:font-size="13pt" fo:font-weight="normal" officeooo:rsid="0040432f" officeooo:paragraph-rsid="0040432f" style:font-size-asian="11.3500003814697pt" style:font-weight-asian="normal" style:font-size-complex="13pt" style:font-weight-complex="normal"/>
    </style:style>
    <style:style style:name="P59" style:family="paragraph" style:parent-style-name="Table_20_Contents">
      <style:paragraph-properties fo:text-align="justify" style:justify-single-word="false"/>
      <style:text-properties fo:font-size="13pt" fo:font-weight="normal" officeooo:rsid="004535b6" officeooo:paragraph-rsid="004535b6" style:font-size-asian="11.3500003814697pt" style:font-weight-asian="normal" style:font-size-complex="13pt" style:font-weight-complex="normal"/>
    </style:style>
    <style:style style:name="P60"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61"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62"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63" style:family="paragraph" style:parent-style-name="Standard">
      <style:paragraph-properties fo:text-align="justify" style:justify-single-word="false"/>
      <style:text-properties fo:font-size="13pt" fo:font-weight="normal" officeooo:rsid="001cc359" officeooo:paragraph-rsid="005c95d3" style:font-size-asian="11.3500003814697pt" style:font-weight-asian="normal" style:font-size-complex="13pt" style:font-weight-complex="normal"/>
    </style:style>
    <style:style style:name="P64"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65"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66"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67"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68"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69"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70" style:family="paragraph" style:parent-style-name="Standard" style:list-style-name="L3">
      <style:paragraph-properties fo:text-align="justify" style:justify-single-word="false"/>
      <style:text-properties fo:color="#000000" fo:font-size="13pt" style:text-underline-style="none" fo:font-weight="normal" officeooo:rsid="0048ad7e" officeooo:paragraph-rsid="0048ad7e" style:font-size-asian="11.3500003814697pt" style:font-weight-asian="normal" style:font-size-complex="13pt" style:font-weight-complex="normal"/>
    </style:style>
    <style:style style:name="P71" style:family="paragraph" style:parent-style-name="Standard" style:list-style-name="L3">
      <style:paragraph-properties fo:text-align="justify" style:justify-single-word="false"/>
      <style:text-properties officeooo:paragraph-rsid="0048ad7e"/>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fo:font-weight="normal" officeooo:rsid="0040c470" style:font-weight-asian="normal" style:font-weight-complex="normal"/>
    </style:style>
    <style:style style:name="T16" style:family="text">
      <style:text-properties fo:font-weight="normal" officeooo:rsid="0048ad7e" style:font-weight-asian="normal" style:font-weight-complex="normal"/>
    </style:style>
    <style:style style:name="T17" style:family="text">
      <style:text-properties fo:font-weight="normal" officeooo:rsid="0050cf83" style:font-weight-asian="normal" style:font-weight-complex="normal"/>
    </style:style>
    <style:style style:name="T18" style:family="text">
      <style:text-properties fo:font-weight="normal" officeooo:rsid="0054250e" style:font-weight-asian="normal" style:font-weight-complex="normal"/>
    </style:style>
    <style:style style:name="T19" style:family="text">
      <style:text-properties fo:font-weight="normal" officeooo:rsid="0055f838" style:font-weight-asian="normal" style:font-weight-complex="normal"/>
    </style:style>
    <style:style style:name="T20" style:family="text">
      <style:text-properties officeooo:rsid="00207561"/>
    </style:style>
    <style:style style:name="T21" style:family="text">
      <style:text-properties officeooo:rsid="0029eb06"/>
    </style:style>
    <style:style style:name="T22" style:family="text">
      <style:text-properties officeooo:rsid="00343792"/>
    </style:style>
    <style:style style:name="T23" style:family="text">
      <style:text-properties fo:font-weight="bold" style:font-weight-asian="bold" style:font-weight-complex="bold"/>
    </style:style>
    <style:style style:name="T24" style:family="text">
      <style:text-properties officeooo:rsid="003f28a4"/>
    </style:style>
    <style:style style:name="T25" style:family="text">
      <style:text-properties officeooo:rsid="004246f0"/>
    </style:style>
    <style:style style:name="T26" style:family="text">
      <style:text-properties officeooo:rsid="004654e2"/>
    </style:style>
    <style:style style:name="T27" style:family="text">
      <style:text-properties fo:color="#000000" fo:font-size="13pt" style:text-underline-style="none" fo:font-weight="normal" officeooo:rsid="0048ad7e" style:font-size-asian="11.3500003814697pt" style:font-weight-asian="normal" style:font-size-complex="13pt" style:font-weight-complex="normal"/>
    </style:style>
    <style:style style:name="T28" style:family="text">
      <style:text-properties officeooo:rsid="004aa175"/>
    </style:style>
    <style:style style:name="T29" style:family="text">
      <style:text-properties officeooo:rsid="0051884a"/>
    </style:style>
    <style:style style:name="T30" style:family="text">
      <style:text-properties officeooo:rsid="0053153a"/>
    </style:style>
    <style:style style:name="T31" style:family="text">
      <style:text-properties officeooo:rsid="0058433b"/>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ewolucja różnicowa oraz algorytm optymalizacji rojem cząstek. <text:s/></text:span></text:p>
      <text:p text:style-name="P63"><text:tab/><text:span text:style-name="T21">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starczonego wraz z danymi zadania. Dodatkowo zmierzymy też czas działania algorytmu. Zestawy danych testowych zostały pobrane ze strony </text:span><text:a xlink:type="simple" xlink:href="http://www.isical.ac.in/~sanghami/data.html"><text:span text:style-name="T21">http://www.isical.ac.in/~sanghami/data.html</text:span></text:a><text:span text:style-name="T21">. Zestaw danych dwuwymiarowych “5-2” wykorzystany w przykładach jest dosŧepny w repozytorium w katalogu “datasets” oraz pod adresem </text:span><text:a xlink:type="simple" xlink:href="http://www.isical.ac.in/~sanghami/spherical_5_2"><text:span text:style-name="T21">http://www.isical.ac.in/~sanghami/spherical_5_2</text:span></text:a><text:span text:style-name="T21">. Zawiera on 250 punktów rozrzuconych w przestrzeni dwuwymiarowej, które można podzielić na 5 grup. <text:s/></text:span></text:p>
      <text:p text:style-name="P5"/>
      <text:p text:style-name="P22">Algorytm K-średnich</text:p>
      <text:p text:style-name="P23"><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24"><text:span text:style-name="T2"><text:tab/>Idea K-średnich polega na wyborze k nowych punktów zwanych </text:span><text:span text:style-name="T17">c</text:span><text:span text:style-name="T2">entroidami, gdzie k to ilość grup na jakie chcemy podzielić punkty, i przypisaniu do nich najbliższych zadanych punktów. Tak otrzymane rozwiązanie ulega poprawie w następnych iteracjach algorytmu, </text:span><text:span text:style-name="T3">w </text:span><text:span text:style-name="T16">ten sposób, że w </text:span><text:span text:style-name="T3">każdej kolejnej iteracji następuje przesunięcie każdego centroida do środka zbioru jego punktów, poprzez uśrednienie pozycji </text:span><text:span text:style-name="T16">wszystkich</text:span><text:span text:style-name="T3">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25"><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4"><text:soft-page-break/></text:p>
      <text:p text:style-name="P14"/>
      <text:p text:style-name="P14"/>
      <text:p text:style-name="P14"/>
      <text:p text:style-name="P14"/>
      <text:p text:style-name="P36"><text:bookmark-start text:name="__DdeLink__179_805668222"/><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40">Ilość rund</text:p>
          </table:table-cell>
          <table:table-cell table:style-name="Kmeans1.A1" office:value-type="string">
            <text:p text:style-name="P40">Celność w %</text:p>
          </table:table-cell>
          <table:table-cell table:style-name="Kmeans1.A1" office:value-type="string">
            <text:p text:style-name="P40">Jakość rozwiązania</text:p>
          </table:table-cell>
          <table:table-cell table:style-name="Kmeans1.D1" office:value-type="string">
            <text:p text:style-name="P40">Czas działania w ms</text:p>
          </table:table-cell>
        </table:table-row>
        <table:table-row>
          <table:table-cell table:style-name="Kmeans1.A2" office:value-type="string">
            <text:p text:style-name="P40">10</text:p>
          </table:table-cell>
          <table:table-cell table:style-name="Kmeans1.A2" office:value-type="string">
            <text:p text:style-name="P40">33,63</text:p>
          </table:table-cell>
          <table:table-cell table:style-name="Kmeans1.A2" office:value-type="string">
            <text:p text:style-name="P44">768,86</text:p>
          </table:table-cell>
          <table:table-cell table:style-name="Kmeans1.D2" office:value-type="string">
            <text:p text:style-name="P51">11</text:p>
          </table:table-cell>
        </table:table-row>
        <table:table-row>
          <table:table-cell table:style-name="Kmeans1.A2" office:value-type="string">
            <text:p text:style-name="P40">30</text:p>
          </table:table-cell>
          <table:table-cell table:style-name="Kmeans1.A2" office:value-type="string">
            <text:p text:style-name="P40">32,90</text:p>
          </table:table-cell>
          <table:table-cell table:style-name="Kmeans1.A2" office:value-type="string">
            <text:p text:style-name="P44">806,91</text:p>
          </table:table-cell>
          <table:table-cell table:style-name="Kmeans1.D2" office:value-type="string">
            <text:p text:style-name="P44">18,2</text:p>
          </table:table-cell>
        </table:table-row>
        <table:table-row>
          <table:table-cell table:style-name="Kmeans1.A2" office:value-type="string">
            <text:p text:style-name="P40">60</text:p>
          </table:table-cell>
          <table:table-cell table:style-name="Kmeans1.A2" office:value-type="string">
            <text:p text:style-name="P40">32,09</text:p>
          </table:table-cell>
          <table:table-cell table:style-name="Kmeans1.A2" office:value-type="string">
            <text:p text:style-name="P51">698,05</text:p>
          </table:table-cell>
          <table:table-cell table:style-name="Kmeans1.D2" office:value-type="string">
            <text:p text:style-name="P44">28,9</text:p>
          </table:table-cell>
        </table:table-row>
        <table:table-row>
          <table:table-cell table:style-name="Kmeans1.A2" office:value-type="string">
            <text:p text:style-name="P40">180</text:p>
          </table:table-cell>
          <table:table-cell table:style-name="Kmeans1.A2" office:value-type="string">
            <text:p text:style-name="P40">36,54</text:p>
          </table:table-cell>
          <table:table-cell table:style-name="Kmeans1.A2" office:value-type="string">
            <text:p text:style-name="P45">753,28</text:p>
          </table:table-cell>
          <table:table-cell table:style-name="Kmeans1.D2" office:value-type="string">
            <text:p text:style-name="P45">61,6</text:p>
          </table:table-cell>
        </table:table-row>
        <table:table-row>
          <table:table-cell table:style-name="Kmeans1.A2" office:value-type="string">
            <text:p text:style-name="P40">540</text:p>
          </table:table-cell>
          <table:table-cell table:style-name="Kmeans1.A2" office:value-type="string">
            <text:p text:style-name="P52">37,09</text:p>
          </table:table-cell>
          <table:table-cell table:style-name="Kmeans1.A2" office:value-type="string">
            <text:p text:style-name="P45">721,49</text:p>
          </table:table-cell>
          <table:table-cell table:style-name="Kmeans1.D2" office:value-type="string">
            <text:p text:style-name="P45">148,9</text:p>
          </table:table-cell>
        </table:table-row>
      </table:table>
      <text:p text:style-name="P14"><text:bookmark-end text:name="__DdeLink__179_805668222"/></text:p>
      <text:p text:style-name="P14"/>
      <text:p text:style-name="P7"><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soft-page-break/></text:p>
      <text:p text:style-name="P13"><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 poprawę wyników. Brak bezpośredniej korelacji pomiędzy ilością iteracji a jakością i celnością wyników utrudnia wykorzystanie tego algorytmu w praktyce. <text:span text:style-name="T22">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31">Algorytm genetyczny z selekcją elitarystyczną</text:p>
      <text:p text:style-name="P27"><text:span text:style-name="T5"><text:tab/></text:span><text:span text:style-name="T6">Rodzina algorytmów gentycznych <text:s/>jest to zbiór algorytmów których zadaniem jest przeszukiwanie przestrzeni rozwiązań w poszukiwaniu optymalnego rozwiązania </text:span><text:span text:style-name="T16">(</text:span><text:span text:style-name="T6">lub zbliżonego do optymalnego</text:span><text:span text:style-name="T16">)</text:span><text:span text:style-name="T6"> i które zostały zainspirowane pracami z zakresu biologii </text:span><text:span text:style-name="T16">i </text:span><text:span text:style-name="T6">genetyki. Idea algorytmów genetycznych została stworzona przez Johna H. Hollanda. </text:span></text:p>
      <text:p text:style-name="P26"><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1261311544463691212" text:style-name="L1">
        <text:list-item>
          <text:p text:style-name="P61">powiększamy populację dwukrotnie poprzez mutację każdego osobnika z obecnej populacji</text:p>
        </text:list-item>
        <text:list-item>
          <text:p text:style-name="P61">dzielimy tą dużą populację na grupy w losowy sposób</text:p>
        </text:list-item>
        <text:list-item>
          <text:p text:style-name="P61"><text:span text:style-name="T29">w</text:span> każdej grupie osobniki rywalizują ze sobą, rywalizacja odbywa się wg. funkcji dostosowania</text:p>
        </text:list-item>
        <text:list-item>
          <text:p text:style-name="P61">z ka<text:span text:style-name="T30">ż</text:span>dej grupy wybieramy najlepsze osobniki, które tworzą nową populację</text:p>
        </text:list-item>
      </text:list>
      <text:p text:style-name="P28"><text:span text:style-name="T8">Celem zastosowaniu losowego podziału na grupy jest uniknięcie dominacji populacji przez dobrze przystosowanego osobnika będącego ekstremeum lokalnym.</text:span><text:span text:style-name="T2"> </text:span></text:p>
      <text:p text:style-name="P28"><text:soft-page-break/><text:span text:style-name="T2"><text:tab/></text:span><text:span text:style-name="T18">Osobnik (w rozumieniu algorytmów genetycznych) prezentujemy jako zestaw <text:s/>centroidów podobnych do tych wykorzystywanych w algorytmie k-średnich. Ilość cenroidów w każdym osobniku zależy od danych wejściowych programu i na potrzeby testowania inicjujemy algorytmy informacją o optymalnej ilości grup. osobnik zawiera także informację o punktach wchodzących w skład problemu oraz informację o swoim obecnym dostosowaniu. Tak skontruuowany osobnik reprezentuje pojedyncze rozwiązanie problemu. Algorytm genetyczny operuje na populacjach, w ramach których znajduje się wiele osobników-kandydatów. </text:span><text:span text:style-name="T9">Nasza implementacja korzysta z losowego, choć ograniczonego skrajnymi punktami, rozwiązania początkowego </text:span><text:span text:style-name="T19">dla każdego osobnika</text:span><text:span text:style-name="T9">. Za funkcję dostosowania przyjeliśmy średnią odległość każdego z centroidów do jego punktów. </text:span><text:span text:style-name="T15">K</text:span><text:span text:style-name="T9">orzysta</text:span><text:span text:style-name="T15">my</text:span><text:span text:style-name="T9">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37"><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41">Ilość rund</text:p>
          </table:table-cell>
          <table:table-cell table:style-name="Table1.A1" office:value-type="string">
            <text:p text:style-name="P41">Celność w %</text:p>
          </table:table-cell>
          <table:table-cell table:style-name="Table1.A1" office:value-type="string">
            <text:p text:style-name="P41">Jakość rozwiązania</text:p>
          </table:table-cell>
          <table:table-cell table:style-name="Table1.D1" office:value-type="string">
            <text:p text:style-name="P41">Czas działania w ms</text:p>
          </table:table-cell>
        </table:table-row>
        <table:table-row>
          <table:table-cell table:style-name="Table1.A2" office:value-type="string">
            <text:p text:style-name="P41">10</text:p>
          </table:table-cell>
          <table:table-cell table:style-name="Table1.A2" office:value-type="string">
            <text:p text:style-name="P46">36,51</text:p>
          </table:table-cell>
          <table:table-cell table:style-name="Table1.A2" office:value-type="string">
            <text:p text:style-name="P46">670,48</text:p>
          </table:table-cell>
          <table:table-cell table:style-name="Table1.D2" office:value-type="string">
            <text:p text:style-name="P53">61,30</text:p>
          </table:table-cell>
        </table:table-row>
        <table:table-row>
          <table:table-cell table:style-name="Table1.A2" office:value-type="string">
            <text:p text:style-name="P41">30</text:p>
          </table:table-cell>
          <table:table-cell table:style-name="Table1.A2" office:value-type="string">
            <text:p text:style-name="P46">37,13</text:p>
          </table:table-cell>
          <table:table-cell table:style-name="Table1.A2" office:value-type="string">
            <text:p text:style-name="P46">617,31</text:p>
          </table:table-cell>
          <table:table-cell table:style-name="Table1.D2" office:value-type="string">
            <text:p text:style-name="P46">145,90</text:p>
          </table:table-cell>
        </table:table-row>
        <table:table-row>
          <table:table-cell table:style-name="Table1.A2" office:value-type="string">
            <text:p text:style-name="P41">60</text:p>
          </table:table-cell>
          <table:table-cell table:style-name="Table1.A2" office:value-type="string">
            <text:p text:style-name="P47">38,41</text:p>
          </table:table-cell>
          <table:table-cell table:style-name="Table1.A2" office:value-type="string">
            <text:p text:style-name="P57">591,20</text:p>
          </table:table-cell>
          <table:table-cell table:style-name="Table1.D2" office:value-type="string">
            <text:p text:style-name="P47">275,40</text:p>
          </table:table-cell>
        </table:table-row>
        <table:table-row>
          <table:table-cell table:style-name="Table1.A2" office:value-type="string">
            <text:p text:style-name="P41">180</text:p>
          </table:table-cell>
          <table:table-cell table:style-name="Table1.A2" office:value-type="string">
            <text:p text:style-name="P47">41,21</text:p>
          </table:table-cell>
          <table:table-cell table:style-name="Table1.A2" office:value-type="string">
            <text:p text:style-name="P47">561,24</text:p>
          </table:table-cell>
          <table:table-cell table:style-name="Table1.D2" office:value-type="string">
            <text:p text:style-name="P47">744,70</text:p>
          </table:table-cell>
        </table:table-row>
        <table:table-row>
          <table:table-cell table:style-name="Table1.A2" office:value-type="string">
            <text:p text:style-name="P41">540</text:p>
          </table:table-cell>
          <table:table-cell table:style-name="Table1.A2" office:value-type="string">
            <text:p text:style-name="P54">43,56</text:p>
          </table:table-cell>
          <table:table-cell table:style-name="Table1.A2" office:value-type="string">
            <text:p text:style-name="P54">532,71</text:p>
          </table:table-cell>
          <table:table-cell table:style-name="Table1.D2" office:value-type="string">
            <text:p text:style-name="P48">2218,30</text:p>
          </table:table-cell>
        </table:table-row>
      </table:table>
      <text:p text:style-name="P15"><draw:frame draw:style-name="fr2" draw:name="Object3" text:anchor-type="paragraph" svg:x="0.1972in" svg:y="0.4791in" svg:width="6.2992in" svg:height="3.5429in" draw:z-index="2"><draw:object xlink:href="./Object 3" xlink:type="simple" xlink:show="embed" xlink:actuate="onLoad"/><draw:image xlink:href="./ObjectReplacements/Object 3" xlink:type="simple" xlink:show="embed" xlink:actuate="onLoad"/></draw:frame></text:p>
      <text:p text:style-name="P16"/>
      <text:p text:style-name="P16"/>
      <text:p text:style-name="P16"/>
      <text:p text:style-name="P16"><draw:frame draw:style-name="fr2" draw:name="Object4" text:anchor-type="paragraph" svg:x="0.2016in" svg:y="-0.0181in" svg:width="6.2992in" svg:height="3.5429in" draw:z-index="3"><draw:object xlink:href="./Object 4" xlink:type="simple" xlink:show="embed" xlink:actuate="onLoad"/><draw:image xlink:href="./ObjectReplacements/Object 4" xlink:type="simple" xlink:show="embed" xlink:actuate="onLoad"/></draw:frame><text:soft-page-break/></text:p>
      <text:p text:style-name="P16"/>
      <text:p text:style-name="P16">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8"/>
      <text:p text:style-name="P17"><text:span text:style-name="T23">Ewolucja różnicowa</text:span> </text:p>
      <text:p text:style-name="P17"><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text:span text:style-name="T24">W praktyce oznacza to, że algorytm traktuje problem jako tzw. “czarną skrzynkę” o której nic nie wiadomo i o której nic nie można zakładać. Jedyne co <text:s/>jest znane algorytmowi, to funkcja oceny, która pozwala na porządkowanie rozwiązań wg. ich jakości.</text:span> Rozwiązania ewolucji różnicowej nie gwarantują otrzymania optymalnego rozwiązania. </text:p>
      <text:p text:style-name="P17"><text:tab/><text:span text:style-name="T24">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span></text:p>
      <text:p text:style-name="P19">XN = X1 * F * (X2 – X3)</text:p>
      <text:p text:style-name="P20">gdzie: </text:p>
      <text:p text:style-name="P20">XN – nowy sobnik</text:p>
      <text:p text:style-name="P20">X* – osbnik z poprzeniej populacji</text:p>
      <text:p text:style-name="P20">F – współczynnik sterujący krzyżowaniem</text:p>
      <text:p text:style-name="P18"><text:tab/><text:span text:style-name="T31">Nasza reprezentacja populacji w ewolucji różnicowej nie różni się znacząco od </text:span><text:soft-page-break/><text:span text:style-name="T31">reprezentacji przygotowanej na potrzeby algorytmów geentycznych, największą różnicą pomiędzy tymi algorytmami jest przebieg ewolucji. Na potrzeby tego opracowania zaimplementowaliśmy następujący algorytm ewolucji różnicowej. Wybieramy 2 losowe rozwiązania (X2 i X3) z poprzedniej iteracji w ten sposób, że każde z nich jest losowane z takim samym prawdopodobieństwem i nie powtarza się. Za domyślny parametr F przyjmujemy 0,5. Następnie obliczamy powyższy wzór dla każdego rodzica (X1). Na koniec tak otrzymane XN krzyżujemy jeszcze raz z rodzicem na zasadzie losowej wymiany współrzędnych w każdym z centroidów. W ten sposób otrzymujemy dwukrotnie większą popualcję, którą następnie sortujemy wg. wyniku funkcji przystosowania. Do następnej rundy przechodzi tylko najlepsze 50% osobników. </text:span></text:p>
      <text:p text:style-name="P18"/>
      <text:p text:style-name="P38">Średnie wyniki dla ewolucji różnicowej (F=0,5) dla danych 5-2</text:p>
      <table:table table:name="Table2" table:style-name="Table2">
        <table:table-column table:style-name="Table2.A" table:number-columns-repeated="3"/>
        <table:table-column table:style-name="Table2.D"/>
        <table:table-row>
          <table:table-cell table:style-name="Table2.A1" office:value-type="string">
            <text:p text:style-name="P42">Ilość rund</text:p>
          </table:table-cell>
          <table:table-cell table:style-name="Table2.A1" office:value-type="string">
            <text:p text:style-name="P42">Celność w %</text:p>
          </table:table-cell>
          <table:table-cell table:style-name="Table2.A1" office:value-type="string">
            <text:p text:style-name="P42">Jakość rozwiązania</text:p>
          </table:table-cell>
          <table:table-cell table:style-name="Table2.D1" office:value-type="string">
            <text:p text:style-name="P42">Czas działania w ms</text:p>
          </table:table-cell>
        </table:table-row>
        <table:table-row>
          <table:table-cell table:style-name="Table2.A2" office:value-type="string">
            <text:p text:style-name="P42">10</text:p>
          </table:table-cell>
          <table:table-cell table:style-name="Table2.A2" office:value-type="string">
            <text:p text:style-name="P49">37,51</text:p>
          </table:table-cell>
          <table:table-cell table:style-name="Table2.A2" office:value-type="string">
            <text:p text:style-name="P49">766,90</text:p>
          </table:table-cell>
          <table:table-cell table:style-name="Table2.D2" office:value-type="string">
            <text:p text:style-name="P55">86,43</text:p>
          </table:table-cell>
        </table:table-row>
        <table:table-row>
          <table:table-cell table:style-name="Table2.A2" office:value-type="string">
            <text:p text:style-name="P42">30</text:p>
          </table:table-cell>
          <table:table-cell table:style-name="Table2.A2" office:value-type="string">
            <text:p text:style-name="P49">38,11</text:p>
          </table:table-cell>
          <table:table-cell table:style-name="Table2.A2" office:value-type="string">
            <text:p text:style-name="P49">809,51</text:p>
          </table:table-cell>
          <table:table-cell table:style-name="Table2.D2" office:value-type="string">
            <text:p text:style-name="P49">249,91</text:p>
          </table:table-cell>
        </table:table-row>
        <table:table-row>
          <table:table-cell table:style-name="Table2.A2" office:value-type="string">
            <text:p text:style-name="P42">60</text:p>
          </table:table-cell>
          <table:table-cell table:style-name="Table2.A2" office:value-type="string">
            <text:p text:style-name="P49">39,46</text:p>
          </table:table-cell>
          <table:table-cell table:style-name="Table2.A2" office:value-type="string">
            <text:p text:style-name="P58">754,05</text:p>
          </table:table-cell>
          <table:table-cell table:style-name="Table2.D2" office:value-type="string">
            <text:p text:style-name="P49">1889,80</text:p>
          </table:table-cell>
        </table:table-row>
        <table:table-row>
          <table:table-cell table:style-name="Table2.A2" office:value-type="string">
            <text:p text:style-name="P42">180</text:p>
          </table:table-cell>
          <table:table-cell table:style-name="Table2.A2" office:value-type="string">
            <text:p text:style-name="P49">38,06</text:p>
          </table:table-cell>
          <table:table-cell table:style-name="Table2.A2" office:value-type="string">
            <text:p text:style-name="P49">747,47</text:p>
          </table:table-cell>
          <table:table-cell table:style-name="Table2.D2" office:value-type="string">
            <text:p text:style-name="P49">2830,11</text:p>
          </table:table-cell>
        </table:table-row>
        <table:table-row>
          <table:table-cell table:style-name="Table2.A2" office:value-type="string">
            <text:p text:style-name="P42">540</text:p>
          </table:table-cell>
          <table:table-cell table:style-name="Table2.A2" office:value-type="string">
            <text:p text:style-name="P55">40,85</text:p>
          </table:table-cell>
          <table:table-cell table:style-name="Table2.A2" office:value-type="string">
            <text:p text:style-name="P55">716,08</text:p>
          </table:table-cell>
          <table:table-cell table:style-name="Table2.D2" office:value-type="string">
            <text:p text:style-name="P49">12450,71</text:p>
          </table:table-cell>
        </table:table-row>
      </table:table>
      <text:p text:style-name="P9"/>
      <text:p text:style-name="P9"/>
      <text:p text:style-name="P9"/>
      <text:p text:style-name="P9"><draw:frame draw:style-name="fr3"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9"/>
      <text:p text:style-name="P9"><draw:frame draw:style-name="fr3" draw:name="Object6" text:anchor-type="paragraph" svg:width="6.2992in" svg:height="3.5429in" draw:z-index="5"><draw:object xlink:href="./Object 6" xlink:type="simple" xlink:show="embed" xlink:actuate="onLoad"/><draw:image xlink:href="./ObjectReplacements/Object 6" xlink:type="simple" xlink:show="embed" xlink:actuate="onLoad"/></draw:frame><text:soft-page-break/></text:p>
      <text:p text:style-name="P9"><text:tab/><text:span text:style-name="T25">Niestety algorytm ewolucji różnicowej nie spełnił naszych oczekiwań. Jakość rozwiązań algorytmu poprawia się, ale w powolnym tempie. Drastycznie wzrasta za to czas potrzebny na przeprowadzenie wszystkich obliczeń. W naszym uznaniu powodem takiej sytuacji jest to, że algorytm bazuje na doświadczeniu poprzedniego pokolenia. W tym sensie jest uzależniony od poprzednich wyników oraz pośrednio od losowego wyniku bazowego. Sugerując się wynikami losowych przodków algorytm nie jest w stanie ani samodzielnie eksplorować przestrzeni, gdyż brakuje mu elementu losowości, ani nie jest w stanie udoskonalać najlepszego rowiązania z poprzedniego pokolenia. Jesteśmy zdania, że zaistniałą sytuację mogłoby poprawić użwanie najlepszego osobnika poprzedniej populacji jako X2, a zamiast X3 dobrać losowy punkt. W ten sposób moglibyśmy krążyć wokół najlepszych rowiązań, badając ich otoczenia, jednocześnie element losowości pozwoliłby na spontaniczne oddalanie się rozwiązań celem zbadania innych potencjalnych rozwiązań.</text:span></text:p>
      <text:p text:style-name="P9"/>
      <text:p text:style-name="P30"><text:span text:style-name="T20">O</text:span>ptymalizacja rojem cząstek<text:span text:style-name="T2"> </text:span></text:p>
      <text:p text:style-name="P28"><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29"><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34"><text:tab/>PSO w tym przypadku został zastosowany na następujących zasadach:</text:p>
      <text:p text:style-name="P34"><text:soft-page-break/>- liczba rojów to liczba przyszłych centroidów</text:p>
      <text:p text:style-name="P34">- każdy rój zajmuje się znalezieniem możliwie najlepszej pozycji pojedynczego centroidu</text:p>
      <text:p text:style-name="P60">Dla każdego z rojów przeprowadzamy poniższe operacje:</text:p>
      <text:list xml:id="list6882313515100177854" text:style-name="L2">
        <text:list-item>
          <text:p text:style-name="P67">utworzenie grupy punktów i rozstawienie ich w losowych pozycjach</text:p>
        </text:list-item>
        <text:list-item>
          <text:p text:style-name="P67">losowe wygenerowanie prędkości roju dla każdego w wymiarów</text:p>
        </text:list-item>
      </text:list>
      <text:p text:style-name="P34">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35"><text:tab/>Po osiągnięciu bariery liczby iteracji wskazane zostaje jedno, najwyżej punktowane rozwiązanie. </text:p>
      <text:p text:style-name="P10"/>
      <text:p text:style-name="P39">Średnie wyniki PSO dla zestawu 5-2<text:tab/><text:tab/></text:p>
      <table:table table:name="Table3" table:style-name="Table3">
        <table:table-column table:style-name="Table3.A" table:number-columns-repeated="3"/>
        <table:table-column table:style-name="Table3.D"/>
        <table:table-row>
          <table:table-cell table:style-name="Table3.A1" office:value-type="string">
            <text:p text:style-name="P43">Ilość rund</text:p>
          </table:table-cell>
          <table:table-cell table:style-name="Table3.A1" office:value-type="string">
            <text:p text:style-name="P43">Celność w %</text:p>
          </table:table-cell>
          <table:table-cell table:style-name="Table3.A1" office:value-type="string">
            <text:p text:style-name="P43">Jakość rozwiązania</text:p>
          </table:table-cell>
          <table:table-cell table:style-name="Table3.D1" office:value-type="string">
            <text:p text:style-name="P43">Czas działania w ms</text:p>
          </table:table-cell>
        </table:table-row>
        <table:table-row>
          <table:table-cell table:style-name="Table3.A2" office:value-type="string">
            <text:p text:style-name="P43">10</text:p>
          </table:table-cell>
          <table:table-cell table:style-name="Table3.A2" office:value-type="string">
            <text:p text:style-name="P50">24,95</text:p>
          </table:table-cell>
          <table:table-cell table:style-name="Table3.A2" office:value-type="string">
            <text:p text:style-name="P50">2739,71</text:p>
          </table:table-cell>
          <table:table-cell table:style-name="Table3.D2" office:value-type="string">
            <text:p text:style-name="P56">213</text:p>
          </table:table-cell>
        </table:table-row>
        <table:table-row>
          <table:table-cell table:style-name="Table3.A2" office:value-type="string">
            <text:p text:style-name="P43">30</text:p>
          </table:table-cell>
          <table:table-cell table:style-name="Table3.A2" office:value-type="string">
            <text:p text:style-name="P56">30,63</text:p>
          </table:table-cell>
          <table:table-cell table:style-name="Table3.A2" office:value-type="string">
            <text:p text:style-name="P56">1478,40</text:p>
          </table:table-cell>
          <table:table-cell table:style-name="Table3.D2" office:value-type="string">
            <text:p text:style-name="P50">658,22</text:p>
          </table:table-cell>
        </table:table-row>
        <table:table-row>
          <table:table-cell table:style-name="Table3.A2" office:value-type="string">
            <text:p text:style-name="P43">60</text:p>
          </table:table-cell>
          <table:table-cell table:style-name="Table3.A2" office:value-type="string">
            <text:p text:style-name="P50">29,89</text:p>
          </table:table-cell>
          <table:table-cell table:style-name="Table3.A2" office:value-type="string">
            <text:p text:style-name="P59">2184,11</text:p>
          </table:table-cell>
          <table:table-cell table:style-name="Table3.D2" office:value-type="string">
            <text:p text:style-name="P50">1264,13</text:p>
          </table:table-cell>
        </table:table-row>
        <table:table-row>
          <table:table-cell table:style-name="Table3.A2" office:value-type="string">
            <text:p text:style-name="P43">180</text:p>
          </table:table-cell>
          <table:table-cell table:style-name="Table3.A2" office:value-type="string">
            <text:p text:style-name="P50">26,01</text:p>
          </table:table-cell>
          <table:table-cell table:style-name="Table3.A2" office:value-type="string">
            <text:p text:style-name="P50">2503,06</text:p>
          </table:table-cell>
          <table:table-cell table:style-name="Table3.D2" office:value-type="string">
            <text:p text:style-name="P50">3763,56</text:p>
          </table:table-cell>
        </table:table-row>
        <table:table-row>
          <table:table-cell table:style-name="Table3.A2" office:value-type="string">
            <text:p text:style-name="P43">540</text:p>
          </table:table-cell>
          <table:table-cell table:style-name="Table3.A2" office:value-type="string">
            <text:p text:style-name="P59">25,22</text:p>
          </table:table-cell>
          <table:table-cell table:style-name="Table3.A2" office:value-type="string">
            <text:p text:style-name="P59">2902,33</text:p>
          </table:table-cell>
          <table:table-cell table:style-name="Table3.D2" office:value-type="string">
            <text:p text:style-name="P50">11010</text:p>
          </table:table-cell>
        </table:table-row>
      </table:table>
      <text:p text:style-name="P11"/>
      <text:p text:style-name="P11"/>
      <text:p text:style-name="P11"><draw:frame draw:style-name="fr3" draw:name="Object7" text:anchor-type="paragraph" svg:width="6.2992in" svg:height="3.5429in" draw:z-index="6"><draw:object xlink:href="./Object 7" xlink:type="simple" xlink:show="embed" xlink:actuate="onLoad"/><draw:image xlink:href="./ObjectReplacements/Object 7" xlink:type="simple" xlink:show="embed" xlink:actuate="onLoad"/></draw:frame><draw:frame draw:style-name="fr2" draw:name="Object8" text:anchor-type="paragraph" svg:x="-0.0008in" svg:y="2.5366in" svg:width="6.2992in" svg:height="3.5429in" draw:z-index="7"><draw:object xlink:href="./Object 8" xlink:type="simple" xlink:show="embed" xlink:actuate="onLoad"/><draw:image xlink:href="./ObjectReplacements/Object 8" xlink:type="simple" xlink:show="embed" xlink:actuate="onLoad"/></draw:frame></text:p>
      <text:p text:style-name="P21"><text:soft-page-break/><text:tab/>Niestety przy powyższym podejściu losowość przy dobieraniu wektora prędkości dla roju i dobór kolejnych zestawów centroidów decydowały o końcowym wyniku w niewiele mniejszym stopniu niż pbest i gbest („lokalnie” i „globalnie” najlepsze punkty/pozycje powodujące swego rodzaju przyciąganie po kolejnych iteracjach algorytmu. Przez wyżej wspomniany podział dążenie roju do odpowiedniego klastrowania jest jakby „po drodze” jednak nie jest to ostateczny wynik. Dla pojedynczego roju istnieje przecież jedna pozycja gbest, gdzie przy dążeniu do najmniejszej odległości na równi z maksymalnym rozmiarem podległego centroidowi klastra można by podejrzewać, że końcowym wynikiem będzie najzwyczajniej średnia lokacja z całości. Należałoby się zastanowić jaki lepszy sposób pozwoliłby na naturalne poprawianie pozycji centroidów przy pomocy PSO, tak, aby rój miał świadomość dążenia do pewnej liczby najlepszych punktów, a nie jednego. Przy obecnym podejściu można by dobierać rozwiązania na zasadzie wyboru możliwie najbardziej rozłącznych zbiorów punktów, jednak mocno podniosłoby to złożoność obliczeniową i praktycznie zrównałoby do podliczania dystansów na zasadzie każdy z każdym.</text:p>
      <text:p text:style-name="P11"/>
      <text:p text:style-name="P11"/>
      <text:p text:style-name="P11"/>
      <text:p text:style-name="P33">Podsumowanie i wnioski</text:p>
      <text:p text:style-name="P21"><text:tab/>Wnioski z naszych eksperymentów są następujące. Najlepiej z postawionym zadaniem poradził sobie algorytm genetyczny z selekcją elitarystyczną, który okazał się dobrym kompromisem pomiędzy przeszukiwaniem przestrzeni rozwiązań a badaniem aktualnie znalezionym rozwiązaniem. W odróżnieniu od pozostałych algorytm ten wykazuje stały wzrost jakości rozwiązań wraz ze wzrostem ilości iteracji. Wydajność tego podejścia można jeszcze poprawić korygując parametry sterujące pod dany zestaw zadań. Nieco gorzej sprawdził się algorytm K-średnich, który w porównaniu z innymi przedstawionymi daje przyzwoite wyniki. Jego zastosowanie praktyczne może być kłopotliwe ze względu na jego ntrudne do przewidzenia wyniki. Metody PSO oraz ewolucji różnicowej zawiodły nasze oczekiwania. Algorytmy te nie były w stanie dość efektywnie poprawiać swoich wyników lub w zbyt dużym stopniu polegały na losowości jako drodze do porawienia wyniku. </text:p>
      <text:p text:style-name="P32"/>
      <text:p text:style-name="P32">Bibliografia</text:p>
      <text:list xml:id="list2834763864009205708" text:style-name="L3">
        <text:list-item>
          <text:p text:style-name="P68">E.R. Hruschka et al. “A survey of evolutionary algorithms for clustering”</text:p>
        </text:list-item>
        <text:list-item>
          <text:p text:style-name="P69">A. Abraham, S. Das, S. Roy. “Swarm intelligence algorithms for data clustering” </text:p>
        </text:list-item>
        <text:list-item>
          <text:p text:style-name="P69">W. Kwedlo, <text:span text:style-name="T26">materiały do wykładu </text:span>“Algorytmy ewolucyjne” <text:s/></text:p>
        </text:list-item>
        <text:list-item>
          <text:p text:style-name="P71"><text:span text:style-name="T27">A. Marczyk “</text:span>Genetic Algorithms and Evolutionary Computation” </text:p>
        </text:list-item>
        <text:list-item>
          <text:p text:style-name="P70"><text:span text:style-name="T28">R. Poli, W. Langdon, </text:span>“<text:span text:style-name="T28">A field guide to genetic programming</text:span>”</text:p>
        </text:list-item>
      </text:list>
      <text:p text:style-name="P12"><text:tab/></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8T22:55:49.379789705</dc:date>
    <dc:creator>jfk </dc:creator>
    <meta:editing-duration>PT7H57M39S</meta:editing-duration>
    <meta:editing-cycles>50</meta:editing-cycles>
    <meta:generator>LibreOffice/4.1.3.2$Linux_X86_64 LibreOffice_project/410m0$Build-2</meta:generator>
    <meta:document-statistic meta:table-count="4" meta:image-count="0" meta:object-count="8" meta:page-count="9" meta:paragraph-count="153" meta:word-count="2041" meta:character-count="15440" meta:non-whitespace-character-count="134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37.51">
                <text:p>37.51</text:p>
              </table:table-cell>
            </table:table-row>
            <table:table-row>
              <table:table-cell office:value-type="float" office:value="30">
                <text:p>30</text:p>
              </table:table-cell>
              <table:table-cell office:value-type="float" office:value="38.11">
                <text:p>38.11</text:p>
              </table:table-cell>
            </table:table-row>
            <table:table-row>
              <table:table-cell office:value-type="float" office:value="60">
                <text:p>60</text:p>
              </table:table-cell>
              <table:table-cell office:value-type="float" office:value="39.46">
                <text:p>39.46</text:p>
              </table:table-cell>
            </table:table-row>
            <table:table-row>
              <table:table-cell office:value-type="float" office:value="180">
                <text:p>180</text:p>
              </table:table-cell>
              <table:table-cell office:value-type="float" office:value="38.06">
                <text:p>38.06</text:p>
              </table:table-cell>
            </table:table-row>
            <table:table-row>
              <table:table-cell office:value-type="float" office:value="540">
                <text:p>540</text:p>
              </table:table-cell>
              <table:table-cell office:value-type="float" office:value="40.85">
                <text:p>40.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766.9012601247">
                <text:p>766.9012601247</text:p>
              </table:table-cell>
            </table:table-row>
            <table:table-row>
              <table:table-cell office:value-type="float" office:value="30">
                <text:p>30</text:p>
              </table:table-cell>
              <table:table-cell office:value-type="float" office:value="809.51848947475">
                <text:p>809.51848947475</text:p>
              </table:table-cell>
            </table:table-row>
            <table:table-row>
              <table:table-cell office:value-type="float" office:value="60">
                <text:p>60</text:p>
              </table:table-cell>
              <table:table-cell office:value-type="float" office:value="754.055051301293">
                <text:p>754.055051301293</text:p>
              </table:table-cell>
            </table:table-row>
            <table:table-row>
              <table:table-cell office:value-type="float" office:value="180">
                <text:p>180</text:p>
              </table:table-cell>
              <table:table-cell office:value-type="float" office:value="747.471733006468">
                <text:p>747.471733006468</text:p>
              </table:table-cell>
            </table:table-row>
            <table:table-row>
              <table:table-cell office:value-type="float" office:value="540">
                <text:p>540</text:p>
              </table:table-cell>
              <table:table-cell office:value-type="float" office:value="716.084727738723">
                <text:p>716.0847277387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21cm" svg:y="0.294cm" chart:style-name="ch2">
          <text:p>Średnie wyniki PSO dla 5-2</text:p>
        </chart:title>
        <chart:plot-area chart:style-name="ch3" chart:data-source-has-labels="both" svg:x="0.769cm" svg:y="1.657cm" svg:width="14.592cm" svg:height="6.743cm">
          <chartooo:coordinate-region svg:x="1.39cm" svg:y="1.857cm" svg:width="13.691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4.95">
                <text:p>24.95</text:p>
              </table:table-cell>
            </table:table-row>
            <table:table-row>
              <table:table-cell office:value-type="float" office:value="30">
                <text:p>30</text:p>
              </table:table-cell>
              <table:table-cell office:value-type="float" office:value="30.63">
                <text:p>30.63</text:p>
              </table:table-cell>
            </table:table-row>
            <table:table-row>
              <table:table-cell office:value-type="float" office:value="60">
                <text:p>60</text:p>
              </table:table-cell>
              <table:table-cell office:value-type="float" office:value="29.89">
                <text:p>29.89</text:p>
              </table:table-cell>
            </table:table-row>
            <table:table-row>
              <table:table-cell office:value-type="float" office:value="180">
                <text:p>180</text:p>
              </table:table-cell>
              <table:table-cell office:value-type="float" office:value="26.01">
                <text:p>26.01</text:p>
              </table:table-cell>
            </table:table-row>
            <table:table-row>
              <table:table-cell office:value-type="float" office:value="540">
                <text:p>540</text:p>
              </table:table-cell>
              <table:table-cell office:value-type="float" office:value="25.22">
                <text:p>25.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177cm" svg:y="0.315cm" chart:style-name="ch2">
          <text:p>Średnia jakość PSO dla 5-2</text:p>
        </chart:title>
        <chart:plot-area chart:style-name="ch3" chart:data-source-has-labels="both" svg:x="0.769cm" svg:y="1.657cm" svg:width="14.592cm" svg:height="6.743cm">
          <chartooo:coordinate-region svg:x="1.761cm" svg:y="1.857cm" svg:width="13.32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739.7">
                <text:p>2739.7</text:p>
              </table:table-cell>
            </table:table-row>
            <table:table-row>
              <table:table-cell office:value-type="float" office:value="30">
                <text:p>30</text:p>
              </table:table-cell>
              <table:table-cell office:value-type="float" office:value="1478">
                <text:p>1478</text:p>
              </table:table-cell>
            </table:table-row>
            <table:table-row>
              <table:table-cell office:value-type="float" office:value="60">
                <text:p>60</text:p>
              </table:table-cell>
              <table:table-cell office:value-type="float" office:value="2184.1">
                <text:p>2184.1</text:p>
              </table:table-cell>
            </table:table-row>
            <table:table-row>
              <table:table-cell office:value-type="float" office:value="180">
                <text:p>180</text:p>
              </table:table-cell>
              <table:table-cell office:value-type="float" office:value="2503">
                <text:p>2503</text:p>
              </table:table-cell>
            </table:table-row>
            <table:table-row>
              <table:table-cell office:value-type="float" office:value="540">
                <text:p>540</text:p>
              </table:table-cell>
              <table:table-cell office:value-type="float" office:value="2902.3">
                <text:p>290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